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ourier New1" svg:font-family="'Courier New'"/>
    <style:font-face style:name="Georgia" svg:font-family="Georgia"/>
    <style:font-face style:name="Courier New" svg:font-family="'Courier New'" style:font-family-generic="modern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41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3" style:family="table-cell" style:parent-style-name="Default" style:data-style-name="N0"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T1" style:family="text">
      <style:text-properties fo:color="#444444" style:font-name="" fo:font-size="12pt" fo:font-weight="normal" style:text-underline-style="none" style:text-underline-color="font-color" style:text-line-through-type="none" fo:font-style="normal" style:text-outline="false" fo:text-shadow="none" style:font-name-asian="Georgia" style:font-name-complex="Georgia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[0]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*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*p2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int a, b, c, *p1, *p2;</text:p>
          </table:table-cell>
          <table:table-cell table:number-columns-repeated="8" office:value-type="string" calcext:value-type="string">
            <text:p>indé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 = 5, b = 3, c = 6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é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indét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p1 = \&amp;a, p2 = \&amp;c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dé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amp;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amp;c</text:p>
          </table:table-cell>
          <table:table-cell office:value-type="float" office:value="6" calcext:value-type="float">
            <text:p>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*p1 = (*p2) ++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é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p1 = p2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é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</text:p>
          </table:table-cell>
          <table:table-cell office:value-type="float" office:value="7" calcext:value-type="float">
            <text:p>7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p2 = \&amp;b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é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b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++*p2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é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amp;b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3">
          <table:table-cell table:style-name="ce3" office:value-type="string" calcext:value-type="string">
            <text:p>*p1 *= *p2<text:span text:style-name="T1">;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ét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b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a = ++*p2 * *p1;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dét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b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p1 = \&amp;a;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indét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&amp;b</text:p>
          </table:table-cell>
          <table:table-cell office:value-type="float" office:value="5" calcext:value-type="float">
            <text:p>5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*p2 = *p1 /= *p2;</text:p>
          </table:table-cell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&amp;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&amp;b</text:p>
          </table:table-cell>
          <table:table-cell office:value-type="float" office:value="28" calcext:value-type="float">
            <text:p>28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<text:span text:style-name="T2">indét</text:span> = indéterminé</text:p>
          </table:table-cell>
          <table:table-cell table:number-columns-repeated="63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ourier New1" svg:font-family="'Courier New'"/>
    <style:font-face style:name="Georgia" svg:font-family="Georgia"/>
    <style:font-face style:name="Courier New" svg:font-family="'Courier New'" style:font-family-generic="modern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initial-creator>Mathieu Capo</meta:initial-creator>
    <meta:creation-date>2020-10-21T07:33:37Z</meta:creation-date>
    <dc:date>2020-11-08T17:10:59.352000000</dc:date>
    <meta:editing-duration>PT54S</meta:editing-duration>
    <meta:editing-cycles>1</meta:editing-cycles>
    <meta:document-statistic meta:table-count="1" meta:cell-count="107" meta:object-count="0"/>
  </office:meta>
</office:document-meta>
</file>